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151371" officeooo:paragraph-rsid="00151371"/>
    </style:style>
    <style:style style:name="P2" style:family="paragraph" style:parent-style-name="Standard">
      <style:text-properties officeooo:rsid="00151371"/>
    </style:style>
    <style:style style:name="P3" style:family="paragraph" style:parent-style-name="Standard">
      <style:text-properties officeooo:rsid="00151371" officeooo:paragraph-rsid="00151371"/>
    </style:style>
    <style:style style:name="P4" style:family="paragraph" style:parent-style-name="Standard">
      <style:text-properties officeooo:rsid="001632e3" officeooo:paragraph-rsid="001632e3"/>
    </style:style>
    <style:style style:name="P5" style:family="paragraph" style:parent-style-name="Standard">
      <style:text-properties officeooo:rsid="00169bc6" officeooo:paragraph-rsid="00169bc6"/>
    </style:style>
    <style:style style:name="P6" style:family="paragraph" style:parent-style-name="Standard">
      <style:paragraph-properties fo:line-height="200%"/>
      <style:text-properties fo:language="en" fo:country="GB" officeooo:rsid="00a575d7" officeooo:paragraph-rsid="00180d9e"/>
    </style:style>
    <style:style style:name="P7" style:family="paragraph" style:parent-style-name="Standard">
      <style:paragraph-properties fo:line-height="200%"/>
      <style:text-properties fo:language="en" fo:country="GB" officeooo:rsid="00abf83a" officeooo:paragraph-rsid="00180d9e"/>
    </style:style>
    <style:style style:name="P8" style:family="paragraph" style:parent-style-name="Standard">
      <style:paragraph-properties fo:line-height="200%"/>
      <style:text-properties fo:language="en" fo:country="GB" officeooo:rsid="001985a9" officeooo:paragraph-rsid="001985a9"/>
    </style:style>
    <style:style style:name="P9" style:family="paragraph" style:parent-style-name="Standard">
      <style:paragraph-properties fo:line-height="200%"/>
      <style:text-properties fo:language="en" fo:country="GB" officeooo:rsid="00a82575" officeooo:paragraph-rsid="00180d9e"/>
    </style:style>
    <style:style style:name="P10" style:family="paragraph" style:parent-style-name="Standard">
      <style:paragraph-properties fo:line-height="200%"/>
      <style:text-properties fo:language="en" fo:country="GB" officeooo:rsid="0019dc0a" officeooo:paragraph-rsid="0019dc0a"/>
    </style:style>
    <style:style style:name="P11" style:family="paragraph" style:parent-style-name="Standard">
      <style:paragraph-properties fo:line-height="200%"/>
      <style:text-properties fo:language="en" fo:country="GB" officeooo:rsid="001985a9" officeooo:paragraph-rsid="001985a9"/>
    </style:style>
    <style:style style:name="P12" style:family="paragraph" style:parent-style-name="Standard">
      <style:paragraph-properties fo:line-height="200%"/>
      <style:text-properties fo:language="en" fo:country="GB" officeooo:rsid="001cb2ce" officeooo:paragraph-rsid="001985a9"/>
    </style:style>
    <style:style style:name="P13" style:family="paragraph" style:parent-style-name="Standard">
      <style:paragraph-properties fo:margin-left="1.27cm" fo:margin-right="0cm" fo:text-indent="-1.27cm" style:auto-text-indent="false"/>
    </style:style>
    <style:style style:name="T1" style:family="text">
      <style:text-properties officeooo:rsid="00a9ee68"/>
    </style:style>
    <style:style style:name="T2" style:family="text">
      <style:text-properties officeooo:rsid="00abf83a"/>
    </style:style>
    <style:style style:name="T3" style:family="text">
      <style:text-properties officeooo:rsid="00a743c8"/>
    </style:style>
    <style:style style:name="T4" style:family="text">
      <style:text-properties officeooo:rsid="001b0110"/>
    </style:style>
    <style:style style:name="T5" style:family="text">
      <style:text-properties officeooo:rsid="001e167f"/>
    </style:style>
    <style:style style:name="T6" style:family="text">
      <style:text-properties fo:color="#000000" style:font-name="Helvetica" fo:font-size="12pt" style:font-size-asian="12pt"/>
    </style:style>
    <style:style style:name="T7" style:family="text">
      <style:text-properties fo:color="#000000" style:font-name="Helvetica" fo:font-size="12pt" fo:font-style="italic" style:font-size-asian="12pt" style:font-style-asian="italic"/>
    </style:style>
    <style:style style:name="T8" style:family="text">
      <style:text-properties fo:color="#000000" style:font-name="Helvetica" fo:font-size="12pt" fo:font-style="normal" style:font-size-asian="12pt" style:font-style-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clusions</text:p>
      <text:p text:style-name="P2"/>
      <text:p text:style-name="P3">It was not unusual for magazines or newspapers to criticise the safety of a product in the editorial content, yet continue to advertise that same product. Martens and Scott found this for Vapona fly killing strips in Good Housekeeping.<text:note text:id="ftn1" text:note-class="footnote"><text:note-citation>1</text:note-citation><text:note-body><text:p text:style-name="P1">Martens and Scott, p394</text:p></text:note-body></text:note> The case of Weedol is slightly different, as the product was considerably safer than Gramoxone, which was the root of the majority of incidents but Weedol was implicated in some deaths and there were calls for all paraquat products to be removed from sale, yet at the same time as publishing letters calling for bans and stricter sales, adverts and shop promotions featuring Weedol continued to be carried. </text:p>
      <text:p text:style-name="P3"/>
      <text:p text:style-name="P4">Photographic chemicals not appearing in news – hazard to only those who used them, no collateral damage. ?</text:p>
      <text:p text:style-name="P4"/>
      <text:p text:style-name="P5">These chemical uses are generally individual pursuits, though they are undertaken with other people in mind: for their hygiene, approval, pleasure and even envy as well as their safety.</text:p>
      <text:p text:style-name="P5"/>
      <text:p text:style-name="P6">Garden chemicals any less likely to be referred to by their function than photographic or household chemicals? <text:span text:style-name="T2">Oral history shows "sprays" "wash" (delivery method) were used,</text:span> Weedkillers as a category, but within that, chemical name is used over preference for brand name. Sometimes <text:span text:style-name="T3">newspapers and magazines</text:span> can be wary of giving brand names or product placement, as if they recommended branded goods it could lower the company's incentive to pay for advertising space in the publication. <text:span text:style-name="T3">Reference books, which are expected to have a longer useful life than magazines, may avoid referring to branded goods to safeguard their own longevity, in the event of brands no longer becoming available. If they only named the active chemical, their recommendations remain relevant. </text:span></text:p>
      <text:p text:style-name="P6"/>
      <text:p text:style-name="P8">Focus on time – time as money? Time to do what? Time = convenience</text:p>
      <text:p text:style-name="P8"/>
      <text:p text:style-name="P12"><text:span text:style-name="T5">Although parallels were occasionally drawn between herbicides and chemical warfare, particularly with respect to the use of defoliants in Vietnam, other household chemicals were spared this gory association. Perhaps through secrecy, or at least not being common knowledge, h</text:span>ousehold chemical carbon tetrachloride was never linked to its roles in the production of mustard gas in WWI and II. <text:span text:style-name="T5">Sulphuric acid was reacted with carbon tetrachloride to produce phosgene at the United Alkali </text:span><text:soft-page-break/><text:span text:style-name="T5">Company.</text:span><text:span text:style-name="T5"><text:note text:id="ftn0" text:note-class="footnote"><text:note-citation>2</text:note-citation><text:note-body><text:p text:style-name="P13"><text:span text:style-name="T6">MacLeod, Roy M. "Chemistry for King and Kaiser." Chap. p25-50 In </text:span><text:span text:style-name="T7">Determinants in the Evolution of the European Chemical Industry, 1900 - 1939</text:span><text:span text:style-name="T8">, edited by Anthony Travis, Harm Schöter, Ernst Homburg and Peter J.T. Morris, 396: Springer Science &amp; Business Media, 1998.</text:span></text:p></text:note-body></text:note></text:span> <text:span text:style-name="T5">To make </text:span>'Pyro' or standard mustard gas <text:span text:style-name="T5">suitable for aerial bombing, the shell contained</text:span> CTC to lower the freezing point.<text:note text:id="ftn2" text:note-class="footnote"><text:note-citation>3</text:note-citation><text:note-body><text:p text:style-name="P13"><text:span text:style-name="T6">Schmidt, Ulf. </text:span><text:span text:style-name="T7">Secret Science: A Century of Poison Warfare and Human Experiments</text:span><text:span text:style-name="T8">. Oxford University Press, 2015.</text:span></text:p></text:note-body></text:note></text:p>
      <text:p text:style-name="P6"/>
      <text:p text:style-name="P7">Darkroom – stopper bath, fixative, developer = function dominates, but can be further specified or identified. </text:p>
      <text:p text:style-name="P7">Household – mixture of functions, delivery systems, brand names, and chemicals, some of which are interchangeable, but some are standalone. </text:p>
      <text:p text:style-name="P6"/>
      <text:p text:style-name="P9">Vanishing spray – football, magic spray – is just water "chemicals" and gas to make it foamy. Perhaps footballers and their fans are morons, but vanishing spray and magic spray is very childlike language, <text:span text:style-name="T1">even if it does describe the temporariness of the substance.</text:span></text:p>
      <text:p text:style-name="P9"/>
      <text:p text:style-name="P10">Museums could deal with chemicals in the home through developing their textiles stories. The composition of fabric, its value, the types of stain, ease of cleaning are opportunities to talk about fabric care practices and products. The same bar of Sunlight <text:s/>Soap or Monkey Brand, possibly a box of soap flakes, are displayed as a lazy shorthand for fabric care. There is a large blind spot with respect to this activity, especially beyond Victorian washboards or wartime twin tubs and mangles. <text:span text:style-name="T4">This could be related to past collecting activity, but this can be remedied with proactive collecting policy and reinterpreting existing objects. It could be </text:span>related to <text:span text:style-name="T4">targeting display</text:span> material for school curriculum, or ingrained, institutionalised sexism that demeans housework <text:span text:style-name="T4">and folk knowledge. There are ways of acknowledging that chemicals are not just drugs or dangerous.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0:37:19.771362000</meta:creation-date>
    <dc:date>2015-09-04T16:11:35.612688000</dc:date>
    <meta:editing-duration>PT32M26S</meta:editing-duration>
    <meta:editing-cycles>8</meta:editing-cycles>
    <meta:generator>LibreOffice/4.3.7.2$MacOSX_x86 LibreOffice_project/8a35821d8636a03b8bf4e15b48f59794652c68ba</meta:generator>
    <meta:document-statistic meta:table-count="0" meta:image-count="0" meta:object-count="0" meta:page-count="2" meta:paragraph-count="14" meta:word-count="654" meta:character-count="4192" meta:non-whitespace-character-count="3539"/>
  </office:meta>
</office:document-meta>
</file>